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52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HiRes Lines</text:p>
          </table:table-cell>
          <table:table-cell table:style-name="ce1" office:value-type="string" calcext:value-type="string">
            <text:p>LoRes Lines</text:p>
          </table:table-cell>
          <table:table-cell table:style-name="ce1" office:value-type="string" calcext:value-type="string">
            <text:p>PiOut Text Mode Characters</text:p>
          </table:table-cell>
          <table:table-cell table:style-name="ce1" office:value-type="string" calcext:value-type="string">
            <text:p>'Write' Statement Text Mode Characters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19:55.5" calcext:value-type="date">
            <text:p>10/28/2020 16:19:55</text:p>
          </table:table-cell>
          <table:table-cell table:style-name="ce3" office:value-type="string" calcext:value-type="string">
            <text:p>Graph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150" calcext:value-type="float">
            <text:p>3150</text:p>
          </table:table-cell>
          <table:table-cell table:style-name="ce3" office:value-type="float" office:value="3033" calcext:value-type="float">
            <text:p>3033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21:12.53" calcext:value-type="date">
            <text:p>10/28/2020 16:21:12</text:p>
          </table:table-cell>
          <table:table-cell table:style-name="ce3" office:value-type="string" calcext:value-type="string">
            <text:p>Graph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149" calcext:value-type="float">
            <text:p>3149</text:p>
          </table:table-cell>
          <table:table-cell table:style-name="ce3" office:value-type="float" office:value="3032" calcext:value-type="float">
            <text:p>3032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22:30.25" calcext:value-type="date">
            <text:p>10/28/2020 16:22:30</text:p>
          </table:table-cell>
          <table:table-cell table:style-name="ce3" office:value-type="string" calcext:value-type="string">
            <text:p>Graph4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151" calcext:value-type="float">
            <text:p>3151</text:p>
          </table:table-cell>
          <table:table-cell table:style-name="ce3" office:value-type="float" office:value="3032" calcext:value-type="float">
            <text:p>3032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24:03.42" calcext:value-type="date">
            <text:p>10/28/2020 16:24:03</text:p>
          </table:table-cell>
          <table:table-cell table:style-name="ce3" office:value-type="string" calcext:value-type="string">
            <text:p>Graph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150" calcext:value-type="float">
            <text:p>3150</text:p>
          </table:table-cell>
          <table:table-cell table:style-name="ce3" office:value-type="float" office:value="3032" calcext:value-type="float">
            <text:p>3032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25:26.32" calcext:value-type="date">
            <text:p>10/28/2020 16:25:26</text:p>
          </table:table-cell>
          <table:table-cell table:style-name="ce3" office:value-type="string" calcext:value-type="string">
            <text:p>Graph4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148" calcext:value-type="float">
            <text:p>3148</text:p>
          </table:table-cell>
          <table:table-cell table:style-name="ce3" office:value-type="float" office:value="3032" calcext:value-type="float">
            <text:p>3032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27:47.56" calcext:value-type="date">
            <text:p>10/28/2020 16:27:47</text:p>
          </table:table-cell>
          <table:table-cell table:style-name="ce3" office:value-type="string" calcext:value-type="string">
            <text:p>BGraph4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038" calcext:value-type="float">
            <text:p>3038</text:p>
          </table:table-cell>
          <table:table-cell table:style-name="ce3" office:value-type="float" office:value="3032" calcext:value-type="float">
            <text:p>3032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29:10.55" calcext:value-type="date">
            <text:p>10/28/2020 16:29:10</text:p>
          </table:table-cell>
          <table:table-cell table:style-name="ce3" office:value-type="string" calcext:value-type="string">
            <text:p>BGraph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083" calcext:value-type="float">
            <text:p>3083</text:p>
          </table:table-cell>
          <table:table-cell table:style-name="ce3" office:value-type="float" office:value="3031" calcext:value-type="float">
            <text:p>3031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32:54.58" calcext:value-type="date">
            <text:p>10/28/2020 16:32:54</text:p>
          </table:table-cell>
          <table:table-cell table:style-name="ce3" office:value-type="string" calcext:value-type="string">
            <text:p>BGraph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082" calcext:value-type="float">
            <text:p>3082</text:p>
          </table:table-cell>
          <table:table-cell table:style-name="ce3" office:value-type="float" office:value="3032" calcext:value-type="float">
            <text:p>3032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34:36.48" calcext:value-type="date">
            <text:p>10/28/2020 16:34:36</text:p>
          </table:table-cell>
          <table:table-cell table:style-name="ce3" office:value-type="string" calcext:value-type="string">
            <text:p>BGraph4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082" calcext:value-type="float">
            <text:p>3082</text:p>
          </table:table-cell>
          <table:table-cell table:style-name="ce3" office:value-type="float" office:value="3031" calcext:value-type="float">
            <text:p>3031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38:16.18" calcext:value-type="date">
            <text:p>10/28/2020 16:38:16</text:p>
          </table:table-cell>
          <table:table-cell table:style-name="ce3" office:value-type="string" calcext:value-type="string">
            <text:p>BGraph4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083" calcext:value-type="float">
            <text:p>3083</text:p>
          </table:table-cell>
          <table:table-cell table:style-name="ce3" office:value-type="float" office:value="3032" calcext:value-type="float">
            <text:p>3032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55:28.18" calcext:value-type="date">
            <text:p>10/28/2020 16:55:28</text:p>
          </table:table-cell>
          <table:table-cell table:style-name="ce3" office:value-type="string" calcext:value-type="string">
            <text:p>BDGraph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712" calcext:value-type="float">
            <text:p>2712</text:p>
          </table:table-cell>
          <table:table-cell table:style-name="ce3" office:value-type="float" office:value="3028" calcext:value-type="float">
            <text:p>3028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56:54.19" calcext:value-type="date">
            <text:p>10/28/2020 16:56:54</text:p>
          </table:table-cell>
          <table:table-cell table:style-name="ce3" office:value-type="string" calcext:value-type="string">
            <text:p>BDGraph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710" calcext:value-type="float">
            <text:p>2710</text:p>
          </table:table-cell>
          <table:table-cell table:style-name="ce3" office:value-type="float" office:value="3028" calcext:value-type="float">
            <text:p>3028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6:58:21.34" calcext:value-type="date">
            <text:p>10/28/2020 16:58:21</text:p>
          </table:table-cell>
          <table:table-cell table:style-name="ce3" office:value-type="string" calcext:value-type="string">
            <text:p>BDGraph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709" calcext:value-type="float">
            <text:p>2709</text:p>
          </table:table-cell>
          <table:table-cell table:style-name="ce3" office:value-type="float" office:value="3028" calcext:value-type="float">
            <text:p>3028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7:00:14.09" calcext:value-type="date">
            <text:p>10/28/2020 17:00:14</text:p>
          </table:table-cell>
          <table:table-cell table:style-name="ce3" office:value-type="string" calcext:value-type="string">
            <text:p>BDGraph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711" calcext:value-type="float">
            <text:p>2711</text:p>
          </table:table-cell>
          <table:table-cell table:style-name="ce3" office:value-type="float" office:value="3027" calcext:value-type="float">
            <text:p>3027</text:p>
          </table:table-cell>
          <table:table-cell table:number-columns-repeated="58"/>
        </table:table-row>
        <table:table-row table:style-name="ro1">
          <table:table-cell table:style-name="ce2" office:value-type="date" office:date-value="2020-10-28T17:01:40.35" calcext:value-type="date">
            <text:p>10/28/2020 17:01:40</text:p>
          </table:table-cell>
          <table:table-cell table:style-name="ce3" office:value-type="string" calcext:value-type="string">
            <text:p>BDGraph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707" calcext:value-type="float">
            <text:p>2707</text:p>
          </table:table-cell>
          <table:table-cell table:style-name="ce3" office:value-type="float" office:value="3027" calcext:value-type="float">
            <text:p>3027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>
            <draw:frame table:end-cell-address="'Form Responses 1'.C31" table:end-x="1.587in" table:end-y="0.2181in" draw:z-index="0" draw:name="Chart 1" draw:style-name="gr1" draw:text-style-name="P1" svg:width="4.7705in" svg:height="3.0307in" svg:x="0.1457in" svg:y="0.4654in">
              <draw:object draw:notify-on-update-of-ranges="'Form Responses 1'.B2:'Form Responses 1'.B16 'Form Responses 1'.C1:'Form Responses 1'.C1 'Form Responses 1'.C2:'Form Responses 1'.C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'Form Responses 1'.G32" table:end-x="0.235in" table:end-y="0.0205in" draw:z-index="1" draw:name="Chart 2" draw:style-name="gr1" draw:text-style-name="P1" svg:width="4.7705in" svg:height="3.0614in" svg:x="0.4583in" svg:y="0.4551in">
              <draw:object draw:notify-on-update-of-ranges="'Form Responses 1'.B2:'Form Responses 1'.B16 'Form Responses 1'.D1:'Form Responses 1'.D1 'Form Responses 1'.D2:'Form Responses 1'.D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'Form Responses 1'.J32" table:end-x="0.5476in" table:end-y="0.0205in" draw:z-index="2" draw:name="Chart 3" draw:style-name="gr1" draw:text-style-name="P1" svg:width="4.7705in" svg:height="3.0614in" svg:x="0.7709in" svg:y="0.4551in">
              <draw:object draw:notify-on-update-of-ranges="'Form Responses 1'.B2:'Form Responses 1'.B16 'Form Responses 1'.E1:'Form Responses 1'.E1 'Form Responses 1'.E2:'Form Responses 1'.E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>
            <draw:frame table:end-cell-address="'Form Responses 1'.E50" table:end-x="0.9248in" table:end-y="0.1559in" draw:z-index="3" draw:name="Chart 4" draw:style-name="gr1" draw:text-style-name="P1" svg:width="6.2496in" svg:height="3.865in" svg:x="1.3335in" svg:y="0.4437in">
              <draw:object draw:notify-on-update-of-ranges="'Form Responses 1'.B2:'Form Responses 1'.B16 'Form Responses 1'.F1:'Form Responses 1'.F1 'Form Responses 1'.F2:'Form Responses 1'.F1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'Form Responses 1'.I50" table:end-x="1.3079in" table:end-y="0.1559in" draw:z-index="4" draw:name="Chart 5" draw:style-name="gr1" draw:text-style-name="P1" svg:width="6.2496in" svg:height="3.865in" svg:x="0.052in" svg:y="0.4437in">
              <draw:object draw:notify-on-update-of-ranges="'Form Responses 1'.B2:'Form Responses 1'.B16 'Form Responses 1'.E1:'Form Responses 1'.E1 'Form Responses 1'.E2:'Form Responses 1'.E16 'Form Responses 1'.F1:'Form Responses 1'.F1 'Form Responses 1'.F2:'Form Responses 1'.F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7:13:25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document-statistic meta:table-count="2" meta:cell-count="96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2.118cm" svg:height="7.699cm" xlink:href=".." xlink:type="simple" chart:class="chart:bar" chart:style-name="ch1">
        <chart:legend chart:legend-position="end" svg:x="9.511cm" svg:y="3.55cm" style:legend-expansion="high" chart:style-name="ch2"/>
        <chart:plot-area chart:style-name="ch3" table:cell-range-address="'Form Responses 1'.B2:'Form Responses 1'.C16 'Form Responses 1'.C1:'Form Responses 1'.C1" chart:data-source-has-labels="both" svg:x="1.302cm" svg:y="0.153cm" svg:width="7.967cm" svg:height="6.363cm">
          <chartooo:coordinate-region svg:x="2.135cm" svg:y="0.153cm" svg:width="7.125cm" svg:height="4.661cm"/>
          <chart:axis chart:dimension="x" chart:name="primary-x" chart:style-name="ch4" chartooo:axis-type="text">
            <chart:title svg:x="4.705cm" svg:y="6.67cm" chart:style-name="ch5">
              <text:p>Library</text:p>
            </chart:title>
            <chart:categories table:cell-range-address="'Form Responses 1'.B2:'Form Responses 1'.B16"/>
          </chart:axis>
          <chart:axis chart:dimension="y" chart:name="primary-y" chart:style-name="ch6">
            <chart:title svg:x="0.451cm" svg:y="4.324cm" chart:style-name="ch7">
              <text:p>HiRes Lines</text:p>
            </chart:title>
            <chart:grid chart:style-name="ch8" chart:class="major"/>
          </chart:axis>
          <chart:series chart:style-name="ch9" chart:values-cell-range-address="'Form Responses 1'.C2:'Form Responses 1'.C16" chart:label-cell-address="'Form Responses 1'.C1:'Form Responses 1'.C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Res Lines</text:p>
                <draw:g>
                  <svg:desc>'Form Responses 1'.C1:'Form Responses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4</text:p>
                <draw:g>
                  <svg:desc>'Form Responses 1'.B2:'Form Responses 1'.B16</svg:desc>
                </draw:g>
              </table:table-cell>
              <table:table-cell office:value-type="float" office:value="908">
                <text:p>908</text:p>
                <draw:g>
                  <svg:desc>'Form Responses 1'.C2:'Form Responses 1'.C16</svg:desc>
                </draw:g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81">
                <text:p>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2.118cm" svg:height="7.779cm" xlink:href=".." xlink:type="simple" chart:class="chart:bar" chart:style-name="ch1">
        <chart:legend chart:legend-position="end" svg:x="9.458cm" svg:y="3.59cm" style:legend-expansion="high" chart:style-name="ch2"/>
        <chart:plot-area chart:style-name="ch3" table:cell-range-address="'Form Responses 1'.B2:'Form Responses 1'.B16 'Form Responses 1'.D1:'Form Responses 1'.D16" chart:data-source-has-labels="both" svg:x="1.302cm" svg:y="0.155cm" svg:width="7.914cm" svg:height="6.439cm">
          <chartooo:coordinate-region svg:x="2.139cm" svg:y="0.155cm" svg:width="7.072cm" svg:height="4.737cm"/>
          <chart:axis chart:dimension="x" chart:name="primary-x" chart:style-name="ch4" chartooo:axis-type="text">
            <chart:title svg:x="4.679cm" svg:y="6.75cm" chart:style-name="ch5">
              <text:p>Library</text:p>
            </chart:title>
            <chart:categories table:cell-range-address="'Form Responses 1'.B2:'Form Responses 1'.B16"/>
          </chart:axis>
          <chart:axis chart:dimension="y" chart:name="primary-y" chart:style-name="ch6">
            <chart:title svg:x="0.451cm" svg:y="4.391cm" chart:style-name="ch7">
              <text:p>LoRes Lines</text:p>
            </chart:title>
            <chart:grid chart:style-name="ch8" chart:class="major"/>
          </chart:axis>
          <chart:series chart:style-name="ch9" chart:values-cell-range-address="'Form Responses 1'.D2:'Form Responses 1'.D16" chart:label-cell-address="'Form Responses 1'.D1:'Form Responses 1'.D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Res Lines</text:p>
                <draw:g>
                  <svg:desc>'Form Responses 1'.D1:'Form Responses 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4</text:p>
                <draw:g>
                  <svg:desc>'Form Responses 1'.B2:'Form Responses 1'.B16</svg:desc>
                </draw:g>
              </table:table-cell>
              <table:table-cell office:value-type="float" office:value="960">
                <text:p>960</text:p>
                <draw:g>
                  <svg:desc>'Form Responses 1'.D2:'Form Responses 1'.D16</svg:desc>
                </draw:g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401">
                <text:p>4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2.118cm" svg:height="7.779cm" xlink:href=".." xlink:type="simple" chart:class="chart:bar" chart:style-name="ch1">
        <chart:legend chart:legend-position="end" svg:x="7.817cm" svg:y="3.391cm" style:legend-expansion="high" chart:style-name="ch2"/>
        <chart:plot-area chart:style-name="ch3" table:cell-range-address="'Form Responses 1'.B2:'Form Responses 1'.B16 'Form Responses 1'.E1:'Form Responses 1'.E16" chart:data-source-has-labels="both" svg:x="1.302cm" svg:y="0.155cm" svg:width="6.273cm" svg:height="6.439cm">
          <chartooo:coordinate-region svg:x="2.144cm" svg:y="0.155cm" svg:width="5.431cm" svg:height="4.737cm"/>
          <chart:axis chart:dimension="x" chart:name="primary-x" chart:style-name="ch4" chartooo:axis-type="text">
            <chart:title svg:x="3.858cm" svg:y="6.75cm" chart:style-name="ch5">
              <text:p>Library</text:p>
            </chart:title>
            <chart:categories table:cell-range-address="'Form Responses 1'.B2:'Form Responses 1'.B16"/>
          </chart:axis>
          <chart:axis chart:dimension="y" chart:name="primary-y" chart:style-name="ch6">
            <chart:title svg:x="0.451cm" svg:y="5.634cm" chart:style-name="ch7">
              <text:p>PiOut Text Mode Characters</text:p>
            </chart:title>
            <chart:grid chart:style-name="ch8" chart:class="major"/>
          </chart:axis>
          <chart:series chart:style-name="ch9" chart:values-cell-range-address="'Form Responses 1'.E2:'Form Responses 1'.E16" chart:label-cell-address="'Form Responses 1'.E1:'Form Responses 1'.E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Out Text Mode Characters</text:p>
                <draw:g>
                  <svg:desc>'Form Responses 1'.E1:'Form Responses 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4</text:p>
                <draw:g>
                  <svg:desc>'Form Responses 1'.B2:'Form Responses 1'.B16</svg:desc>
                </draw:g>
              </table:table-cell>
              <table:table-cell office:value-type="float" office:value="3150">
                <text:p>3150</text:p>
                <draw:g>
                  <svg:desc>'Form Responses 1'.E2:'Form Responses 1'.E16</svg:desc>
                </draw:g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07">
                <text:p>27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781cm" svg:y="4.41cm" style:legend-expansion="high" chart:style-name="ch2"/>
        <chart:plot-area chart:style-name="ch3" table:cell-range-address="'Form Responses 1'.B2:'Form Responses 1'.B16 'Form Responses 1'.F1:'Form Responses 1'.F16" chart:data-source-has-labels="both" svg:x="1.377cm" svg:y="0.196cm" svg:width="9.087cm" svg:height="8.394cm">
          <chartooo:coordinate-region svg:x="2.219cm" svg:y="0.196cm" svg:width="8.245cm" svg:height="6.692cm"/>
          <chart:axis chart:dimension="x" chart:name="primary-x" chart:style-name="ch4" chartooo:axis-type="text">
            <chart:title svg:x="5.34cm" svg:y="8.787cm" chart:style-name="ch5">
              <text:p>Library</text:p>
            </chart:title>
            <chart:categories table:cell-range-address="'Form Responses 1'.B2:'Form Responses 1'.B16"/>
          </chart:axis>
          <chart:axis chart:dimension="y" chart:name="primary-y" chart:style-name="ch6">
            <chart:title svg:x="0.451cm" svg:y="7.513cm" chart:style-name="ch7">
              <text:p>'Write' Statement Text Mode Characters</text:p>
            </chart:title>
            <chart:grid chart:style-name="ch8" chart:class="major"/>
          </chart:axis>
          <chart:series chart:style-name="ch9" chart:values-cell-range-address="'Form Responses 1'.F2:'Form Responses 1'.F16" chart:label-cell-address="'Form Responses 1'.F1:'Form Responses 1'.F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Write' Statement Text Mode Characters</text:p>
                <draw:g>
                  <svg:desc>'Form Responses 1'.F1:'Form Responses 1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4</text:p>
                <draw:g>
                  <svg:desc>'Form Responses 1'.B2:'Form Responses 1'.B16</svg:desc>
                </draw:g>
              </table:table-cell>
              <table:table-cell office:value-type="float" office:value="3033">
                <text:p>3033</text:p>
                <draw:g>
                  <svg:desc>'Form Responses 1'.F2:'Form Responses 1'.F16</svg:desc>
                </draw:g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3027">
                <text:p>30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139cm" svg:y="4.161cm" style:legend-expansion="high" chart:style-name="ch2"/>
        <chart:plot-area chart:style-name="ch3" table:cell-range-address="'Form Responses 1'.B2:'Form Responses 1'.B16 'Form Responses 1'.E1:'Form Responses 1'.F16" chart:data-source-has-labels="both" svg:x="0.317cm" svg:y="0.196cm" svg:width="9.505cm" svg:height="8.394cm">
          <chartooo:coordinate-region svg:x="1.159cm" svg:y="0.196cm" svg:width="8.663cm" svg:height="6.692cm"/>
          <chart:axis chart:dimension="x" chart:name="primary-x" chart:style-name="ch4" chartooo:axis-type="text">
            <chart:title svg:x="4.489cm" svg:y="8.787cm" chart:style-name="ch5">
              <text:p>Library</text:p>
            </chart:title>
            <chart:categories table:cell-range-address="'Form Responses 1'.B2:'Form Responses 1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orm Responses 1'.E2:'Form Responses 1'.E16" chart:label-cell-address="'Form Responses 1'.E1:'Form Responses 1'.E1" chart:class="chart:bar">
            <chart:data-point chart:repeated="15"/>
          </chart:series>
          <chart:series chart:style-name="ch9" chart:values-cell-range-address="'Form Responses 1'.F2:'Form Responses 1'.F16" chart:label-cell-address="'Form Responses 1'.F1:'Form Responses 1'.F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Out Text Mode Characters</text:p>
                <draw:g>
                  <svg:desc>'Form Responses 1'.E1:'Form Responses 1'.E1</svg:desc>
                </draw:g>
              </table:table-cell>
              <table:table-cell office:value-type="string">
                <text:p>'Write' Statement Text Mode Characters</text:p>
                <draw:g>
                  <svg:desc>'Form Responses 1'.F1:'Form Responses 1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4</text:p>
                <draw:g>
                  <svg:desc>'Form Responses 1'.B2:'Form Responses 1'.B16</svg:desc>
                </draw:g>
              </table:table-cell>
              <table:table-cell office:value-type="float" office:value="3150">
                <text:p>3150</text:p>
                <draw:g>
                  <svg:desc>'Form Responses 1'.E2:'Form Responses 1'.E16</svg:desc>
                </draw:g>
              </table:table-cell>
              <table:table-cell office:value-type="float" office:value="3033">
                <text:p>3033</text:p>
                <draw:g>
                  <svg:desc>'Form Responses 1'.F2:'Form Responses 1'.F16</svg:desc>
                </draw:g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149">
                <text:p>3149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151">
                <text:p>3151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150">
                <text:p>315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Graph4</text:p>
              </table:table-cell>
              <table:table-cell office:value-type="float" office:value="3148">
                <text:p>3148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38">
                <text:p>3038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83">
                <text:p>3083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82">
                <text:p>3082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82">
                <text:p>3082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BGraph4</text:p>
              </table:table-cell>
              <table:table-cell office:value-type="float" office:value="3083">
                <text:p>308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12">
                <text:p>2712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10">
                <text:p>2710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09">
                <text:p>2709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11">
                <text:p>2711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BDGraph4</text:p>
              </table:table-cell>
              <table:table-cell office:value-type="float" office:value="2707">
                <text:p>2707</text:p>
              </table:table-cell>
              <table:table-cell office:value-type="float" office:value="3027">
                <text:p>3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